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6.95cm" fo:min-width="12.7cm"/>
    </style:style>
    <style:style style:name="gr2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2.35cm" fo:min-width="3cm"/>
    </style:style>
    <style:style style:name="gr4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6.95cm" fo:min-width="4.162cm"/>
    </style:style>
    <style:style style:name="gr6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cm" svg:height="7.2cm" svg:x="2.1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cm" svg:height="2.4cm" svg:x="2.6cm" svg:y="2.7cm">
          <draw:text-box>
            <text:p>Thingy:91X</text:p>
            <text:p text:style-name="P2">Sendbox</text:p>
          </draw:text-box>
        </draw:frame>
        <draw:custom-shape draw:style-name="gr3" draw:text-style-name="P1" draw:layer="layout" svg:width="3.5cm" svg:height="2.6cm" svg:x="2.7cm" svg:y="5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.6cm" svg:x="6.9cm" svg:y="5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.6cm" svg:x="6.891cm" svg:y="2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4cm" svg:height="1.4cm" svg:x="6.9cm" svg:y="2.9cm">
          <draw:text-box>
            <text:p><text:span text:style-name="T1">LTE-M/NB-IoT Modem</text:span></text:p>
          </draw:text-box>
        </draw:frame>
        <draw:frame draw:style-name="gr4" draw:text-style-name="P4" draw:layer="layout" svg:width="4cm" svg:height="1.4cm" svg:x="2.736cm" svg:y="5.881cm">
          <draw:text-box>
            <text:p><text:span text:style-name="T1">Batterien</text:span></text:p>
          </draw:text-box>
        </draw:frame>
        <draw:frame draw:style-name="gr4" draw:text-style-name="P4" draw:layer="layout" svg:width="4cm" svg:height="1.4cm" svg:x="6.763cm" svg:y="6cm">
          <draw:text-box>
            <text:p><text:span text:style-name="T1">Mikrocontroller</text:span></text:p>
          </draw:text-box>
        </draw:frame>
        <draw:custom-shape draw:style-name="gr5" draw:text-style-name="P1" draw:layer="layout" svg:width="4.662cm" svg:height="7.2cm" svg:x="16.038cm" svg:y="1.909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6cm" svg:height="0.962cm" svg:x="16.4cm" svg:y="3cm">
          <draw:text-box>
            <text:p>Waage</text:p>
          </draw:text-box>
        </draw:frame>
        <draw:custom-shape draw:style-name="gr3" draw:text-style-name="P1" draw:layer="layout" svg:width="3.5cm" svg:height="2.6cm" svg:x="11.3cm" svg:y="5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.6cm" svg:x="16.5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1cm" svg:height="2.4cm" svg:x="11.5cm" svg:y="5.8cm">
          <draw:text-box>
            <text:p><text:span text:style-name="T1">Kalibrier-</text:span></text:p>
            <text:p><text:span text:style-name="T1">speicher</text:span></text:p>
          </draw:text-box>
        </draw:frame>
        <draw:frame draw:style-name="gr4" draw:text-style-name="P4" draw:layer="layout" svg:width="4cm" svg:height="1.4cm" svg:x="16.9cm" svg:y="6cm">
          <draw:text-box>
            <text:p><text:span text:style-name="T1">Dehnmess-streifen</text:span></text:p>
          </draw:text-box>
        </draw:frame>
        <draw:custom-shape draw:style-name="gr3" draw:text-style-name="P1" draw:layer="layout" svg:width="3.5cm" svg:height="2.6cm" svg:x="11.3cm" svg:y="2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cm" svg:height="1.4cm" svg:x="11.5cm" svg:y="2.8cm">
          <draw:text-box>
            <text:p><text:span text:style-name="T1">ADC</text:span></text:p>
            <text:p><text:span text:style-name="T1">NAU780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8T17:29:25.770474299</meta:creation-date>
    <dc:date>2025-02-17T19:32:29.905022758</dc:date>
    <meta:editing-duration>PT16M41S</meta:editing-duration>
    <meta:editing-cycles>4</meta:editing-cycles>
    <meta:generator>LibreOffice/7.3.7.2$Linux_X86_64 LibreOffice_project/30$Build-2</meta:generator>
    <meta:document-statistic meta:object-count="16"/>
  </office:meta>
</office:document-meta>
</file>